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Contains.setLevel( Echo . EchoLevel echo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Contains.eval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ogContains.setText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